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309" calcext:value-type="float">
            <text:p>309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style-name="Default" table:number-columns-repeated="2"/>
          <table:table-cell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231])" office:value-type="float" office:value="0.0000288512580629249" calcext:value-type="float">
            <text:p>2.88512580629249E-05</text:p>
          </table:table-cell>
          <table:table-cell table:formula="of:=AVERAGE([.N2:.N231])" office:value-type="float" office:value="0.0000464314836509875" calcext:value-type="float">
            <text:p>4.64314836509875E-05</text:p>
          </table:table-cell>
          <table:table-cell table:number-columns-repeated="5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 style:data-style-name="N2" text:time-value="14:45:59.61072145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12-31T14:54:44.785565176</dc:date>
    <meta:editing-duration>P1DT1H54M26S</meta:editing-duration>
    <meta:editing-cycles>157</meta:editing-cycles>
    <meta:generator>LibreOffice/7.2.4.1$Linux_X86_64 LibreOffice_project/20$Build-1</meta:generator>
    <meta:document-statistic meta:table-count="1" meta:cell-count="3743" meta:object-count="0"/>
  </office:meta>
</office:document-meta>
</file>